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947da" officeooo:paragraph-rsid="000947da"/>
    </style:style>
    <style:style style:name="P2" style:family="paragraph" style:parent-style-name="Text_20_body">
      <style:text-properties fo:font-weight="bold" officeooo:rsid="000947da" officeooo:paragraph-rsid="000947da" style:font-weight-asian="bold" style:font-weight-complex="bold"/>
    </style:style>
    <style:style style:name="P3" style:family="paragraph" style:parent-style-name="Text_20_body">
      <style:text-properties fo:font-weight="bold" officeooo:rsid="000a862a" officeooo:paragraph-rsid="000a862a" style:font-weight-asian="bold" style:font-weight-complex="bold"/>
    </style:style>
    <style:style style:name="P4" style:family="paragraph" style:parent-style-name="Table_20_Contents">
      <style:text-properties officeooo:rsid="000bac17" officeooo:paragraph-rsid="000bac17"/>
    </style:style>
    <style:style style:name="P5" style:family="paragraph" style:parent-style-name="Text_20_body">
      <style:text-properties fo:font-weight="normal" officeooo:rsid="000a862a" officeooo:paragraph-rsid="000a862a" style:font-weight-asian="normal" style:font-weight-complex="normal"/>
    </style:style>
    <style:style style:name="P6" style:family="paragraph" style:parent-style-name="Heading_20_3">
      <style:text-properties officeooo:rsid="000947da" officeooo:paragraph-rsid="000947da"/>
    </style:style>
    <style:style style:name="T1" style:family="text">
      <style:text-properties fo:font-weight="normal" style:font-weight-asian="normal" style:font-weight-complex="normal"/>
    </style:style>
    <style:style style:name="T2" style:family="text">
      <style:text-properties fo:font-weight="normal" officeooo:rsid="000a862a" style:font-weight-asian="normal" style:font-weight-complex="normal"/>
    </style:style>
    <style:style style:name="T3" style:family="text">
      <style:text-properties fo:font-weight="normal" officeooo:rsid="000c8ba8" style:font-weight-asian="normal" style:font-weight-complex="normal"/>
    </style:style>
    <style:style style:name="T4" style:family="text">
      <style:text-properties officeooo:rsid="000c8b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Id and naming systems.</text:h>
      <text:p text:style-name="P1">Every sensor must have a unique id. Note, there can only be a total of <text:span text:style-name="T4">16</text:span> sensors in the system described in this document. If more are needed a new system must be developed.</text:p>
      <text:p text:style-name="P2">Device types vs ids</text:p>
      <text:p text:style-name="P2"><text:span text:style-name="T1">There are only 2 types of devices, a collector, and a sensor. </text:span><text:span text:style-name="T2">To transmissions indented for a sensor must start with “:02” All transmissions indented for a collector must start with “:01” </text:span><text:span text:style-name="T3">If handshaking is not used, the sensor device id is irrelvant, however the collect must still be addressed with “:01”</text:span></text:p>
      <text:p text:style-name="P3">Device Ids</text:p>
      <text:p text:style-name="P5">Theses are unique number assigned to every sensor device between <text:span text:style-name="T4">0</text:span>-<text:span text:style-name="T4">15</text:span>. <text:span text:style-name="T4">A</text:span> collector doesn't need any id.</text:p>
      <text:p text:style-name="P3">Sensor identification</text:p>
      <text:p text:style-name="P5">In addition to device id's, a sensor id is also needed. This identifies what sensor the following data is from, and one sensor device can have multiple of. For example, a sensor may send a transmission saying the temperature is 14 degrees, followed by saying that the gate is open. The collector will differentiate the data types by sensor id. Multiple sensor nodes can use the same sensor id, if the<text:span text:style-name="T4">y</text:span> carry the same sensors, however cannot have the same device id.</text:p>
      <text:p text:style-name="P3">How sensor and device id's are sent</text:p>
      <text:p text:style-name="P5">I<text:span text:style-name="T4">n</text:span> transmission, these to id's are sent in the same byte, <text:span text:style-name="T4">with first the device id, then the sensor id as a half byte. For examle, device 1, sensor 4 would send 65, which in binary is 01000001; split into half btyes that is 0100; 4 and 0001; 1.</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14:48:22.899163242</meta:creation-date>
    <dc:date>2016-07-15T15:12:43.887991409</dc:date>
    <meta:editing-duration>PT28M24S</meta:editing-duration>
    <meta:editing-cycles>3</meta:editing-cycles>
    <meta:generator>LibreOffice/5.0.6.2$Linux_x86 LibreOffice_project/00$Build-2</meta:generator>
    <dc:creator>William Satterthwaite</dc:creator>
    <meta:document-statistic meta:table-count="0" meta:image-count="0" meta:object-count="0" meta:page-count="1" meta:paragraph-count="10" meta:word-count="253" meta:character-count="1398" meta:non-whitespace-character-count="1155"/>
  </office:meta>
</office:document-meta>
</file>